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 Unicode MS" svg:font-family="'Arial Unicode MS'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xi Serif" svg:font-family="'Luxi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.947cm"/>
    </style:style>
    <style:style style:name="co4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2.919cm"/>
    </style:style>
    <style:style style:name="co7" style:family="table-column">
      <style:table-column-properties fo:break-before="auto" style:column-width="2.836cm"/>
    </style:style>
    <style:style style:name="co8" style:family="table-column">
      <style:table-column-properties fo:break-before="auto" style:column-width="2.258cm"/>
    </style:style>
    <style:style style:name="ro6" style:family="table-row">
      <style:table-row-properties style:row-height="0.612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/>
    </style:style>
    <style:style style:name="ce13" style:family="table-cell" style:parent-style-name="Default">
      <style:text-properties fo:font-weight="bold"/>
    </style:style>
    <style:style style:name="ce14" style:family="table-cell" style:parent-style-name="Default">
      <style:text-properties fo:font-style="italic"/>
    </style:style>
    <style:style style:name="ce15" style:family="table-cell" style:parent-style-name="Default">
      <style:table-cell-properties fo:border="0.06pt solid #000000"/>
      <style:text-properties fo:font-style="italic"/>
    </style:style>
    <style:style style:name="ce16" style:family="table-cell" style:parent-style-name="Default">
      <style:table-cell-properties fo:border="0.06pt solid #000000"/>
      <style:text-properties fo:font-style="italic" fo:font-weight="bold"/>
    </style:style>
    <style:style style:name="ce17" style:family="table-cell" style:parent-style-name="Default" style:data-style-name="N109"/>
    <style:style style:name="ce18" style:family="table-cell" style:parent-style-name="Default" style:data-style-name="N0"/>
    <style:style style:name="ce19" style:family="table-cell" style:parent-style-name="Default" style:data-style-name="N109">
      <style:table-cell-properties fo:border="0.06pt solid #000000"/>
    </style:style>
    <style:style style:name="ce20" style:family="table-cell" style:parent-style-name="Default" style:data-style-name="N109">
      <style:table-cell-properties fo:border="0.06pt solid #000000"/>
      <style:text-properties fo:font-style="italic"/>
    </style:style>
    <style:style style:name="ce21" style:family="table-cell" style:parent-style-name="Default" style:data-style-name="N109">
      <style:table-cell-properties fo:border="none"/>
      <style:text-properties fo:font-style="italic"/>
    </style:style>
    <style:style style:name="ce22" style:family="table-cell" style:parent-style-name="Default" style:data-style-name="N109">
      <style:text-properties fo:font-style="italic" style:text-underline-style="none"/>
    </style:style>
    <style:style style:name="ce23" style:family="table-cell" style:parent-style-name="Default" style:data-style-name="N109">
      <style:text-properties fo:font-style="italic"/>
    </style:style>
    <style:style style:name="ce5" style:family="table-cell" style:parent-style-name="Default">
      <style:table-cell-properties fo:border="0.06pt solid #000000"/>
    </style:style>
    <style:style style:name="ce37" style:family="table-cell" style:parent-style-name="Default">
      <style:text-properties fo:font-size="14pt" fo:font-weight="bold"/>
    </style:style>
    <style:style style:name="ce2" style:family="table-cell" style:parent-style-name="Default">
      <style:table-cell-properties fo:wrap-option="wrap" fo:border="2.49pt solid #000000"/>
      <style:text-properties style:use-window-font-color="true" style:text-outline="false" style:text-line-through-style="none" style:text-line-through-type="none" style:font-name="Luxi Serif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none" fo:border-left="2.49pt solid #000000" fo:border-right="2.49pt solid #000000" fo:border-top="2.49pt solid #000000"/>
    </style:style>
    <style:style style:name="ce4" style:family="table-cell" style:parent-style-name="Default">
      <style:table-cell-properties fo:border-bottom="2.49pt solid #000000" fo:border-left="2.49pt solid #000000" fo:border-right="2.49pt solid #000000" fo:border-top="none"/>
    </style:style>
    <style:style style:name="ce41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uxi Serif" fo:font-size="10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uxi Serif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9" style:family="table-cell" style:parent-style-name="Default" style:data-style-name="N110">
      <style:table-cell-properties fo:wrap-option="wrap" fo:border="0.99pt solid #000000"/>
      <style:text-properties style:use-window-font-color="true" style:text-outline="false" style:text-line-through-style="none" style:text-line-through-type="none" style:font-name="Luxi Serif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="2.49pt solid #000000"/>
    </style:style>
    <style:style style:name="ce11" style:family="table-cell" style:parent-style-name="Default">
      <style:table-cell-properties fo:border="0.99pt solid #000000"/>
    </style:style>
    <style:style style:name="ce12" style:family="table-cell" style:parent-style-name="Default">
      <style:table-cell-properties fo:border="0.99pt solid #000000"/>
      <style:text-properties fo:font-weight="bold"/>
    </style:style>
    <style:style style:name="ce49" style:family="table-cell" style:parent-style-name="Default">
      <style:text-properties fo:font-weight="bold"/>
    </style:style>
    <style:style style:name="ce50" style:family="table-cell" style:parent-style-name="Default">
      <style:text-properties fo:font-style="italic"/>
    </style:style>
    <style:style style:name="ce51" style:family="table-cell" style:parent-style-name="Default">
      <style:table-cell-properties fo:border="0.06pt solid #000000"/>
      <style:text-properties fo:font-style="italic"/>
    </style:style>
    <style:style style:name="ce52" style:family="table-cell" style:parent-style-name="Default">
      <style:table-cell-properties fo:border="0.06pt solid #000000"/>
      <style:text-properties fo:font-style="italic" fo:font-weight="bold"/>
    </style:style>
    <style:style style:name="ce53" style:family="table-cell" style:parent-style-name="Default" style:data-style-name="N109"/>
    <style:style style:name="ce54" style:family="table-cell" style:parent-style-name="Default" style:data-style-name="N0"/>
    <style:style style:name="ce55" style:family="table-cell" style:parent-style-name="Default" style:data-style-name="N109">
      <style:table-cell-properties fo:border="0.06pt solid #000000"/>
    </style:style>
    <style:style style:name="ce56" style:family="table-cell" style:parent-style-name="Default" style:data-style-name="N109">
      <style:table-cell-properties fo:border="0.06pt solid #000000"/>
      <style:text-properties fo:font-style="italic"/>
    </style:style>
    <style:style style:name="ce57" style:family="table-cell" style:parent-style-name="Default" style:data-style-name="N109">
      <style:table-cell-properties fo:border="none"/>
      <style:text-properties fo:font-style="italic"/>
    </style:style>
    <style:style style:name="ce58" style:family="table-cell" style:parent-style-name="Default" style:data-style-name="N109">
      <style:text-properties fo:font-style="italic" style:text-underline-style="none"/>
    </style:style>
    <style:style style:name="ce59" style:family="table-cell" style:parent-style-name="Default" style:data-style-name="N109">
      <style:text-properties fo:font-style="italic"/>
    </style:style>
  </office:automatic-styles>
  <office:body>
    <office:spreadsheet>
      <table:table table:name="Allgemein" table:style-name="ta1" table:print="false">
        <table:table-column table:style-name="co3" table:default-cell-style-name="ce2"/>
        <table:table-column table:style-name="co6" table:default-cell-style-name="ce7"/>
        <table:table-column table:style-name="co7" table:number-columns-repeated="2" table:default-cell-style-name="ce8"/>
        <table:table-column table:style-name="co4" table:default-cell-style-name="ce8"/>
        <table:table-column table:style-name="co4" table:default-cell-style-name="ce9"/>
        <table:table-column table:style-name="co4" table:number-columns-repeated="2" table:default-cell-style-name="Default"/>
        <table:table-column table:style-name="co8" table:default-cell-style-name="Default"/>
        <table:table-row table:style-name="ro1" table:visibility="collapse"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37" office:value-type="string" calcext:value-type="string">
            <text:p>Einheiten</text:p>
          </table:table-cell>
          <table:table-cell table:style-name="Default" table:number-columns-repeated="5"/>
          <table:table-cell/>
          <table:table-cell table:style-name="ce6"/>
          <table:table-cell/>
        </table:table-row>
        <table:table-row table:style-name="ro4">
          <table:table-cell table:style-name="ce37"/>
          <table:table-cell table:style-name="ce3" office:value-type="string" calcext:value-type="string">
            <text:p>mm</text:p>
          </table:table-cell>
          <table:table-cell table:number-columns-repeated="4" table:style-name="ce3" office:value-type="string" calcext:value-type="string">
            <text:p>Tastenbreiten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4" office:value-type="string" calcext:value-type="string">
            <text:p>je inch</text:p>
          </table:table-cell>
          <table:table-cell table:style-name="ce4" office:value-type="string" calcext:value-type="string">
            <text:p>bei 85 Tasten</text:p>
          </table:table-cell>
          <table:table-cell table:style-name="ce4" office:value-type="string" calcext:value-type="string">
            <text:p>je Oktave</text:p>
          </table:table-cell>
          <table:table-cell table:style-name="ce4" office:value-type="string" calcext:value-type="string">
            <text:p>7 Oktaven</text:p>
          </table:table-cell>
          <table:table-cell table:style-name="ce4" office:value-type="string" calcext:value-type="string">
            <text:p>bei 88 Tasten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41" office:value-type="float" office:value="25.4" calcext:value-type="float">
            <text:p>25,4</text:p>
          </table:table-cell>
          <table:table-cell table:style-name="ce41" table:formula="of:=[.E5]+1" office:value-type="float" office:value="50" calcext:value-type="float">
            <text:p>50</text:p>
          </table:table-cell>
          <table:table-cell table:style-name="ce41" office:value-type="float" office:value="7" calcext:value-type="float">
            <text:p>7</text:p>
          </table:table-cell>
          <table:table-cell table:style-name="ce41" table:formula="of:=[.D5]*7" office:value-type="float" office:value="49" calcext:value-type="float">
            <text:p>49</text:p>
          </table:table-cell>
          <table:table-cell table:style-name="ce41" table:formula="of:=[.E5]+3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6" table:number-columns-repeated="5"/>
          <table:table-cell table:number-columns-repeated="3"/>
        </table:table-row>
        <table:table-row table:style-name="ro7">
          <table:table-cell office:value-type="string" calcext:value-type="string">
            <text:p>Format </text:p>
          </table:table-cell>
          <table:table-cell table:style-name="ce2" office:value-type="string" calcext:value-type="string">
            <text:p>inch/Octave </text:p>
          </table:table-cell>
          <table:table-cell table:style-name="ce2" office:value-type="string" calcext:value-type="string">
            <text:p>inch/Taste</text:p>
          </table:table-cell>
          <table:table-cell table:style-name="ce2" office:value-type="string" calcext:value-type="string">
            <text:p>inch / 85 Tasten </text:p>
          </table:table-cell>
          <table:table-cell table:style-name="ce2" office:value-type="string" calcext:value-type="string">
            <text:p>mm/Octave</text:p>
          </table:table-cell>
          <table:table-cell table:style-name="ce2" office:value-type="string" calcext:value-type="string">
            <text:p>mm/Taste </text:p>
          </table:table-cell>
          <table:table-cell table:style-name="ce2" office:value-type="string" calcext:value-type="string">
            <text:p>mm/85 Tasten </text:p>
          </table:table-cell>
          <table:table-cell table:style-name="ce10" office:value-type="string" calcext:value-type="string">
            <text:p>mm/88Tasten</text:p>
          </table:table-cell>
          <table:table-cell/>
        </table:table-row>
        <table:table-row table:style-name="ro8">
          <table:table-cell office:value-type="string" calcext:value-type="string">
            <text:p>Standard </text:p>
          </table:table-cell>
          <table:table-cell office:value-type="float" office:value="6.5" calcext:value-type="float">
            <text:p>6,5</text:p>
          </table:table-cell>
          <table:table-cell table:formula="of:=[.B8]/[.D$5]" office:value-type="float" office:value="0.928571428571429" calcext:value-type="float">
            <text:p>0,93</text:p>
          </table:table-cell>
          <table:table-cell table:formula="of:=([.E$5]+1)*[.C8]" office:value-type="float" office:value="46.4285714285714" calcext:value-type="float">
            <text:p>46,43</text:p>
          </table:table-cell>
          <table:table-cell table:formula="of:=[.B8]*[.B$5]" office:value-type="float" office:value="165.1" calcext:value-type="float">
            <text:p>165,1</text:p>
          </table:table-cell>
          <table:table-cell table:formula="of:=[.E8]/[.D$5]" office:value-type="float" office:value="23.5857142857143" calcext:value-type="float">
            <text:p>23,5857</text:p>
          </table:table-cell>
          <table:table-cell table:style-name="ce8" table:formula="of:=[.E8]*[.D$5]" office:value-type="float" office:value="1155.7" calcext:value-type="float">
            <text:p>1155,7</text:p>
          </table:table-cell>
          <table:table-cell table:style-name="ce11" table:formula="of:=[.F$5]*[.F8]" office:value-type="float" office:value="1226.45714285714" calcext:value-type="float">
            <text:p>1226,46</text:p>
          </table:table-cell>
          <table:table-cell/>
        </table:table-row>
        <table:table-row table:style-name="ro8">
          <table:table-cell office:value-type="string" calcext:value-type="string">
            <text:p>gemessen </text:p>
          </table:table-cell>
          <table:table-cell table:style-name="ce8" table:formula="of:=[.E9]/[.B$5]" office:value-type="float" office:value="6.47637795275591" calcext:value-type="float">
            <text:p>6,48</text:p>
          </table:table-cell>
          <table:table-cell table:formula="of:=[.B9]/[.D$5]" office:value-type="float" office:value="0.925196850393702" calcext:value-type="float">
            <text:p>0,93</text:p>
          </table:table-cell>
          <table:table-cell table:formula="of:=([.E$5]+1)*[.C9]" office:value-type="float" office:value="46.2598425196851" calcext:value-type="float">
            <text:p>46,26</text:p>
          </table:table-cell>
          <table:table-cell table:formula="of:=[.F9]*[.D5]" office:value-type="float" office:value="164.5" calcext:value-type="float">
            <text:p>164,5</text:p>
          </table:table-cell>
          <table:table-cell table:formula="of:=[.H9]/[.F5]" office:value-type="float" office:value="23.5" calcext:value-type="float">
            <text:p>23,5000</text:p>
          </table:table-cell>
          <table:table-cell table:style-name="ce8" office:value-type="float" office:value="1182" calcext:value-type="float">
            <text:p>1182</text:p>
          </table:table-cell>
          <table:table-cell table:style-name="ce12" office:value-type="float" office:value="1222" calcext:value-type="float">
            <text:p>1222</text:p>
          </table:table-cell>
          <table:table-cell office:value-type="string" calcext:value-type="string">
            <text:p>Yamaha</text:p>
          </table:table-cell>
        </table:table-row>
        <table:table-row table:style-name="ro8">
          <table:table-cell office:value-type="string" calcext:value-type="string">
            <text:p>SD Standard</text:p>
          </table:table-cell>
          <table:table-cell office:value-type="float" office:value="6" calcext:value-type="float">
            <text:p>6</text:p>
          </table:table-cell>
          <table:table-cell table:formula="of:=[.B10]/[.D$5]" office:value-type="float" office:value="0.857142857142857" calcext:value-type="float">
            <text:p>0,86</text:p>
          </table:table-cell>
          <table:table-cell table:formula="of:=([.E$5]+1)*[.C10]" office:value-type="float" office:value="42.8571428571429" calcext:value-type="float">
            <text:p>42,86</text:p>
          </table:table-cell>
          <table:table-cell table:formula="of:=[.B10]*[.B$5]" office:value-type="float" office:value="152.4" calcext:value-type="float">
            <text:p>152,4</text:p>
          </table:table-cell>
          <table:table-cell table:formula="of:=[.E10]/[.D$5]" office:value-type="float" office:value="21.7714285714286" calcext:value-type="float">
            <text:p>21,7714</text:p>
          </table:table-cell>
          <table:table-cell table:style-name="ce8" table:formula="of:=[.E10]*[.D$5]" office:value-type="float" office:value="1066.8" calcext:value-type="float">
            <text:p>1066,8</text:p>
          </table:table-cell>
          <table:table-cell table:style-name="ce11" table:formula="of:=[.F$5]*[.F10]" office:value-type="float" office:value="1132.11428571429" calcext:value-type="float">
            <text:p>1132,11</text:p>
          </table:table-cell>
          <table:table-cell/>
        </table:table-row>
        <table:table-row table:style-name="ro8">
          <table:table-cell office:value-type="string" calcext:value-type="string">
            <text:p>small </text:p>
          </table:table-cell>
          <table:table-cell office:value-type="float" office:value="5.11" calcext:value-type="float">
            <text:p>5,11</text:p>
          </table:table-cell>
          <table:table-cell table:formula="of:=[.B11]/[.D$5]" office:value-type="float" office:value="0.73" calcext:value-type="float">
            <text:p>0,73</text:p>
          </table:table-cell>
          <table:table-cell table:formula="of:=([.E$5]+1)*[.C11]" office:value-type="float" office:value="36.5" calcext:value-type="float">
            <text:p>36,5</text:p>
          </table:table-cell>
          <table:table-cell table:formula="of:=[.B11]*[.B$5]" office:value-type="float" office:value="129.794" calcext:value-type="float">
            <text:p>129,79</text:p>
          </table:table-cell>
          <table:table-cell table:formula="of:=[.E11]/[.D$5]" office:value-type="float" office:value="18.542" calcext:value-type="float">
            <text:p>18,5420</text:p>
          </table:table-cell>
          <table:table-cell table:style-name="ce8" table:formula="of:=[.E11]*[.D$5]" office:value-type="float" office:value="908.558" calcext:value-type="float">
            <text:p>908,56</text:p>
          </table:table-cell>
          <table:table-cell table:style-name="ce11" table:formula="of:=[.F$5]*[.F11]" office:value-type="float" office:value="964.184" calcext:value-type="float">
            <text:p>964,18</text:p>
          </table:table-cell>
          <table:table-cell/>
        </table:table-row>
        <table:table-row table:style-name="ro8">
          <table:table-cell office:value-type="string" calcext:value-type="string">
            <text:p>large </text:p>
          </table:table-cell>
          <table:table-cell office:value-type="float" office:value="7.04" calcext:value-type="float">
            <text:p>7,04</text:p>
          </table:table-cell>
          <table:table-cell table:formula="of:=[.B12]/[.D$5]" office:value-type="float" office:value="1.00571428571429" calcext:value-type="float">
            <text:p>1,01</text:p>
          </table:table-cell>
          <table:table-cell table:formula="of:=([.E$5]+1)*[.C12]" office:value-type="float" office:value="50.2857142857143" calcext:value-type="float">
            <text:p>50,29</text:p>
          </table:table-cell>
          <table:table-cell table:formula="of:=[.B12]*[.B$5]" office:value-type="float" office:value="178.816" calcext:value-type="float">
            <text:p>178,82</text:p>
          </table:table-cell>
          <table:table-cell table:formula="of:=[.E12]/[.D$5]" office:value-type="float" office:value="25.5451428571429" calcext:value-type="float">
            <text:p>25,5451</text:p>
          </table:table-cell>
          <table:table-cell table:style-name="ce8" table:formula="of:=[.E12]*[.D$5]" office:value-type="float" office:value="1251.712" calcext:value-type="float">
            <text:p>1251,71</text:p>
          </table:table-cell>
          <table:table-cell table:style-name="ce11" table:formula="of:=[.F$5]*[.F12]" office:value-type="float" office:value="1328.34742857143" calcext:value-type="float">
            <text:p>1328,35</text:p>
          </table:table-cell>
          <table:table-cell/>
        </table:table-row>
      </table:table>
      <table:table table:name="Tastenpositionen" table:style-name="ta1" table:print="false">
        <table:table-column table:style-name="co5" table:default-cell-style-name="Default"/>
        <table:table-column table:style-name="co4" table:default-cell-style-name="Default"/>
        <table:table-column table:style-name="co4" table:number-columns-repeated="8" table:default-cell-style-name="ce53"/>
        <table:table-row table:style-name="ro6">
          <table:table-cell table:style-name="ce37" office:value-type="string" calcext:value-type="string">
            <text:p>Tastenabstand weis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stenbreite</text:p>
          </table:table-cell>
          <table:table-cell table:style-name="ce49" office:value-type="float" office:value="23.5857" calcext:value-type="float">
            <text:p>23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tennr/Oktave</text:p>
          </table:table-cell>
          <table:table-cell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5" table:formula="of:=[.B11]+[.$B$3]" office:value-type="float" office:value="47.1714" calcext:value-type="float">
            <text:p>47,2</text:p>
          </table:table-cell>
          <table:table-cell table:style-name="ce55" table:formula="of:=[.C11]+[.$B$3]" office:value-type="float" office:value="212.2713" calcext:value-type="float">
            <text:p>212,3</text:p>
          </table:table-cell>
          <table:table-cell table:style-name="ce55" table:formula="of:=[.D11]+[.$B$3]" office:value-type="float" office:value="377.3712" calcext:value-type="float">
            <text:p>377,4</text:p>
          </table:table-cell>
          <table:table-cell table:style-name="ce55" table:formula="of:=[.E11]+[.$B$3]" office:value-type="float" office:value="542.4711" calcext:value-type="float">
            <text:p>542,5</text:p>
          </table:table-cell>
          <table:table-cell table:style-name="ce55" table:formula="of:=[.F11]+[.$B$3]" office:value-type="float" office:value="707.571" calcext:value-type="float">
            <text:p>707,6</text:p>
          </table:table-cell>
          <table:table-cell table:style-name="ce55" table:formula="of:=[.G11]+[.$B$3]" office:value-type="float" office:value="872.670899999999" calcext:value-type="float">
            <text:p>872,7</text:p>
          </table:table-cell>
          <table:table-cell table:style-name="ce55" table:formula="of:=[.H11]+[.$B$3]" office:value-type="float" office:value="1037.7708" calcext:value-type="float">
            <text:p>1037,8</text:p>
          </table:table-cell>
          <table:table-cell table:formula="of:=[.I11]+[.$B$3]" office:value-type="float" office:value="1202.8707" calcext:value-type="float">
            <text:p>1202,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table:formula="of:=[.C5]+[.$B$3]" office:value-type="float" office:value="70.7571" calcext:value-type="float">
            <text:p>70,8</text:p>
          </table:table-cell>
          <table:table-cell table:style-name="ce55" table:formula="of:=[.D5]+[.$B$3]" office:value-type="float" office:value="235.857" calcext:value-type="float">
            <text:p>235,9</text:p>
          </table:table-cell>
          <table:table-cell table:style-name="ce55" table:formula="of:=[.E5]+[.$B$3]" office:value-type="float" office:value="400.9569" calcext:value-type="float">
            <text:p>401,0</text:p>
          </table:table-cell>
          <table:table-cell table:style-name="ce55" table:formula="of:=[.F5]+[.$B$3]" office:value-type="float" office:value="566.0568" calcext:value-type="float">
            <text:p>566,1</text:p>
          </table:table-cell>
          <table:table-cell table:style-name="ce55" table:formula="of:=[.G5]+[.$B$3]" office:value-type="float" office:value="731.1567" calcext:value-type="float">
            <text:p>731,2</text:p>
          </table:table-cell>
          <table:table-cell table:style-name="ce55" table:formula="of:=[.H5]+[.$B$3]" office:value-type="float" office:value="896.256599999999" calcext:value-type="float">
            <text:p>896,3</text:p>
          </table:table-cell>
          <table:table-cell table:style-name="ce55" table:formula="of:=[.I5]+[.$B$3]" office:value-type="float" office:value="1061.3565" calcext:value-type="float">
            <text:p>1061,4</text:p>
          </table:table-cell>
          <table:table-cell table:style-name="ce58" table:formula="of:=[.J5]+[.$B$3]" office:value-type="float" office:value="1226.4564" calcext:value-type="float">
            <text:p>1226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table:formula="of:=[.C6]+[.$B$3]" office:value-type="float" office:value="94.3428" calcext:value-type="float">
            <text:p>94,3</text:p>
          </table:table-cell>
          <table:table-cell table:style-name="ce55" table:formula="of:=[.D6]+[.$B$3]" office:value-type="float" office:value="259.4427" calcext:value-type="float">
            <text:p>259,4</text:p>
          </table:table-cell>
          <table:table-cell table:style-name="ce55" table:formula="of:=[.E6]+[.$B$3]" office:value-type="float" office:value="424.5426" calcext:value-type="float">
            <text:p>424,5</text:p>
          </table:table-cell>
          <table:table-cell table:style-name="ce55" table:formula="of:=[.F6]+[.$B$3]" office:value-type="float" office:value="589.6425" calcext:value-type="float">
            <text:p>589,6</text:p>
          </table:table-cell>
          <table:table-cell table:style-name="ce55" table:formula="of:=[.G6]+[.$B$3]" office:value-type="float" office:value="754.7424" calcext:value-type="float">
            <text:p>754,7</text:p>
          </table:table-cell>
          <table:table-cell table:style-name="ce55" table:formula="of:=[.H6]+[.$B$3]" office:value-type="float" office:value="919.842299999999" calcext:value-type="float">
            <text:p>919,8</text:p>
          </table:table-cell>
          <table:table-cell table:style-name="ce55" table:formula="of:=[.I6]+[.$B$3]" office:value-type="float" office:value="1084.9422" calcext:value-type="float">
            <text:p>1084,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table:formula="of:=[.C7]+[.$B$3]" office:value-type="float" office:value="117.9285" calcext:value-type="float">
            <text:p>117,9</text:p>
          </table:table-cell>
          <table:table-cell table:style-name="ce55" table:formula="of:=[.D7]+[.$B$3]" office:value-type="float" office:value="283.0284" calcext:value-type="float">
            <text:p>283,0</text:p>
          </table:table-cell>
          <table:table-cell table:style-name="ce55" table:formula="of:=[.E7]+[.$B$3]" office:value-type="float" office:value="448.1283" calcext:value-type="float">
            <text:p>448,1</text:p>
          </table:table-cell>
          <table:table-cell table:style-name="ce55" table:formula="of:=[.F7]+[.$B$3]" office:value-type="float" office:value="613.2282" calcext:value-type="float">
            <text:p>613,2</text:p>
          </table:table-cell>
          <table:table-cell table:style-name="ce55" table:formula="of:=[.G7]+[.$B$3]" office:value-type="float" office:value="778.3281" calcext:value-type="float">
            <text:p>778,3</text:p>
          </table:table-cell>
          <table:table-cell table:style-name="ce55" table:formula="of:=[.H7]+[.$B$3]" office:value-type="float" office:value="943.427999999999" calcext:value-type="float">
            <text:p>943,4</text:p>
          </table:table-cell>
          <table:table-cell table:style-name="ce55" table:formula="of:=[.I7]+[.$B$3]" office:value-type="float" office:value="1108.5279" calcext:value-type="float">
            <text:p>1108,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table:formula="of:=[.C8]+[.$B$3]" office:value-type="float" office:value="141.5142" calcext:value-type="float">
            <text:p>141,5</text:p>
          </table:table-cell>
          <table:table-cell table:style-name="ce55" table:formula="of:=[.D8]+[.$B$3]" office:value-type="float" office:value="306.6141" calcext:value-type="float">
            <text:p>306,6</text:p>
          </table:table-cell>
          <table:table-cell table:style-name="ce55" table:formula="of:=[.E8]+[.$B$3]" office:value-type="float" office:value="471.714" calcext:value-type="float">
            <text:p>471,7</text:p>
          </table:table-cell>
          <table:table-cell table:style-name="ce55" table:formula="of:=[.F8]+[.$B$3]" office:value-type="float" office:value="636.8139" calcext:value-type="float">
            <text:p>636,8</text:p>
          </table:table-cell>
          <table:table-cell table:style-name="ce55" table:formula="of:=[.G8]+[.$B$3]" office:value-type="float" office:value="801.913799999999" calcext:value-type="float">
            <text:p>801,9</text:p>
          </table:table-cell>
          <table:table-cell table:style-name="ce55" table:formula="of:=[.H8]+[.$B$3]" office:value-type="float" office:value="967.013699999999" calcext:value-type="float">
            <text:p>967,0</text:p>
          </table:table-cell>
          <table:table-cell table:style-name="ce55" table:formula="of:=[.I8]+[.$B$3]" office:value-type="float" office:value="1132.1136" calcext:value-type="float">
            <text:p>1132,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office:value-type="float" office:value="0" calcext:value-type="float">
            <text:p>0</text:p>
          </table:table-cell>
          <table:table-cell table:style-name="ce55" table:formula="of:=[.C9]+[.$B$3]" office:value-type="float" office:value="165.0999" calcext:value-type="float">
            <text:p>165,1</text:p>
          </table:table-cell>
          <table:table-cell table:style-name="ce55" table:formula="of:=[.D9]+[.$B$3]" office:value-type="float" office:value="330.1998" calcext:value-type="float">
            <text:p>330,2</text:p>
          </table:table-cell>
          <table:table-cell table:style-name="ce55" table:formula="of:=[.E9]+[.$B$3]" office:value-type="float" office:value="495.2997" calcext:value-type="float">
            <text:p>495,3</text:p>
          </table:table-cell>
          <table:table-cell table:style-name="ce55" table:formula="of:=[.F9]+[.$B$3]" office:value-type="float" office:value="660.3996" calcext:value-type="float">
            <text:p>660,4</text:p>
          </table:table-cell>
          <table:table-cell table:style-name="ce55" table:formula="of:=[.G9]+[.$B$3]" office:value-type="float" office:value="825.499499999999" calcext:value-type="float">
            <text:p>825,5</text:p>
          </table:table-cell>
          <table:table-cell table:style-name="ce55" table:formula="of:=[.H9]+[.$B$3]" office:value-type="float" office:value="990.599399999999" calcext:value-type="float">
            <text:p>990,6</text:p>
          </table:table-cell>
          <table:table-cell table:style-name="ce55" table:formula="of:=[.I9]+[.$B$3]" office:value-type="float" office:value="1155.6993" calcext:value-type="float">
            <text:p>1155,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1" table:formula="of:=[.B10]+[.$B$3]" office:value-type="float" office:value="23.5857" calcext:value-type="float">
            <text:p>23,59</text:p>
          </table:table-cell>
          <table:table-cell table:style-name="ce55" table:formula="of:=[.C10]+[.$B$3]" office:value-type="float" office:value="188.6856" calcext:value-type="float">
            <text:p>188,7</text:p>
          </table:table-cell>
          <table:table-cell table:style-name="ce55" table:formula="of:=[.D10]+[.$B$3]" office:value-type="float" office:value="353.7855" calcext:value-type="float">
            <text:p>353,8</text:p>
          </table:table-cell>
          <table:table-cell table:style-name="ce55" table:formula="of:=[.E10]+[.$B$3]" office:value-type="float" office:value="518.8854" calcext:value-type="float">
            <text:p>518,9</text:p>
          </table:table-cell>
          <table:table-cell table:style-name="ce55" table:formula="of:=[.F10]+[.$B$3]" office:value-type="float" office:value="683.9853" calcext:value-type="float">
            <text:p>684,0</text:p>
          </table:table-cell>
          <table:table-cell table:style-name="ce55" table:formula="of:=[.G10]+[.$B$3]" office:value-type="float" office:value="849.0852" calcext:value-type="float">
            <text:p>849,1</text:p>
          </table:table-cell>
          <table:table-cell table:style-name="ce55" table:formula="of:=[.H10]+[.$B$3]" office:value-type="float" office:value="1014.1851" calcext:value-type="float">
            <text:p>1014,2</text:p>
          </table:table-cell>
          <table:table-cell table:style-name="ce55" table:formula="of:=[.I10]+[.$B$3]" office:value-type="float" office:value="1179.285" calcext:value-type="float">
            <text:p>1179,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49" office:value-type="string" calcext:value-type="string">
            <text:p>Mitte</text:p>
          </table:table-cell>
          <table:table-cell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-</text:p>
          </table:table-cell>
          <table:table-cell table:style-name="ce56" table:formula="of:=[.C5]+[.$B$3]/2" office:value-type="float" office:value="58.96425" calcext:value-type="float">
            <text:p>59,0</text:p>
          </table:table-cell>
          <table:table-cell table:style-name="ce56" table:formula="of:=[.D5]+[.$B$3]/2" office:value-type="float" office:value="224.06415" calcext:value-type="float">
            <text:p>224,1</text:p>
          </table:table-cell>
          <table:table-cell table:style-name="ce56" table:formula="of:=[.E5]+[.$B$3]/2" office:value-type="float" office:value="389.16405" calcext:value-type="float">
            <text:p>389,2</text:p>
          </table:table-cell>
          <table:table-cell table:style-name="ce56" table:formula="of:=[.F5]+[.$B$3]/2" office:value-type="float" office:value="554.26395" calcext:value-type="float">
            <text:p>554,3</text:p>
          </table:table-cell>
          <table:table-cell table:style-name="ce56" table:formula="of:=[.G5]+[.$B$3]/2" office:value-type="float" office:value="719.36385" calcext:value-type="float">
            <text:p>719,4</text:p>
          </table:table-cell>
          <table:table-cell table:style-name="ce56" table:formula="of:=[.H5]+[.$B$3]/2" office:value-type="float" office:value="884.463749999999" calcext:value-type="float">
            <text:p>884,5</text:p>
          </table:table-cell>
          <table:table-cell table:style-name="ce56" table:formula="of:=[.I5]+[.$B$3]/2" office:value-type="float" office:value="1049.56365" calcext:value-type="float">
            <text:p>1049,6</text:p>
          </table:table-cell>
          <table:table-cell table:style-name="ce56" table:formula="of:=[.J5]+[.$B$3]/2" office:value-type="float" office:value="1214.66355" calcext:value-type="float">
            <text:p>1214,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0" office:value-type="string" calcext:value-type="string">
            <text:p>-</text:p>
          </table:table-cell>
          <table:table-cell table:style-name="ce56" table:formula="of:=[.C6]+[.$B$3]/2" office:value-type="float" office:value="82.54995" calcext:value-type="float">
            <text:p>82,5</text:p>
          </table:table-cell>
          <table:table-cell table:style-name="ce56" table:formula="of:=[.D6]+[.$B$3]/2" office:value-type="float" office:value="247.64985" calcext:value-type="float">
            <text:p>247,6</text:p>
          </table:table-cell>
          <table:table-cell table:style-name="ce56" table:formula="of:=[.E6]+[.$B$3]/2" office:value-type="float" office:value="412.74975" calcext:value-type="float">
            <text:p>412,7</text:p>
          </table:table-cell>
          <table:table-cell table:style-name="ce56" table:formula="of:=[.F6]+[.$B$3]/2" office:value-type="float" office:value="577.84965" calcext:value-type="float">
            <text:p>577,8</text:p>
          </table:table-cell>
          <table:table-cell table:style-name="ce56" table:formula="of:=[.G6]+[.$B$3]/2" office:value-type="float" office:value="742.94955" calcext:value-type="float">
            <text:p>742,9</text:p>
          </table:table-cell>
          <table:table-cell table:style-name="ce56" table:formula="of:=[.H6]+[.$B$3]/2" office:value-type="float" office:value="908.049449999999" calcext:value-type="float">
            <text:p>908,0</text:p>
          </table:table-cell>
          <table:table-cell table:style-name="ce56" table:formula="of:=[.I6]+[.$B$3]/2" office:value-type="float" office:value="1073.14935" calcext:value-type="float">
            <text:p>1073,1</text:p>
          </table:table-cell>
          <table:table-cell table:style-name="ce56" table:formula="of:=[.J6]+[.$B$3]/2" office:value-type="float" office:value="1238.24925" calcext:value-type="float">
            <text:p>1238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0" office:value-type="string" calcext:value-type="string">
            <text:p>-</text:p>
          </table:table-cell>
          <table:table-cell table:style-name="ce56" table:formula="of:=[.C7]+[.$B$3]/2" office:value-type="float" office:value="106.13565" calcext:value-type="float">
            <text:p>106,1</text:p>
          </table:table-cell>
          <table:table-cell table:style-name="ce56" table:formula="of:=[.D7]+[.$B$3]/2" office:value-type="float" office:value="271.23555" calcext:value-type="float">
            <text:p>271,2</text:p>
          </table:table-cell>
          <table:table-cell table:style-name="ce56" table:formula="of:=[.E7]+[.$B$3]/2" office:value-type="float" office:value="436.33545" calcext:value-type="float">
            <text:p>436,3</text:p>
          </table:table-cell>
          <table:table-cell table:style-name="ce56" table:formula="of:=[.F7]+[.$B$3]/2" office:value-type="float" office:value="601.43535" calcext:value-type="float">
            <text:p>601,4</text:p>
          </table:table-cell>
          <table:table-cell table:style-name="ce56" table:formula="of:=[.G7]+[.$B$3]/2" office:value-type="float" office:value="766.53525" calcext:value-type="float">
            <text:p>766,5</text:p>
          </table:table-cell>
          <table:table-cell table:style-name="ce56" table:formula="of:=[.H7]+[.$B$3]/2" office:value-type="float" office:value="931.635149999999" calcext:value-type="float">
            <text:p>931,6</text:p>
          </table:table-cell>
          <table:table-cell table:style-name="ce56" table:formula="of:=[.I7]+[.$B$3]/2" office:value-type="float" office:value="1096.73505" calcext:value-type="float">
            <text:p>1096,7</text:p>
          </table:table-cell>
          <table:table-cell table:style-name="ce5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0" office:value-type="string" calcext:value-type="string">
            <text:p>-</text:p>
          </table:table-cell>
          <table:table-cell table:style-name="ce56" table:formula="of:=[.C8]+[.$B$3]/2" office:value-type="float" office:value="129.72135" calcext:value-type="float">
            <text:p>129,7</text:p>
          </table:table-cell>
          <table:table-cell table:style-name="ce56" table:formula="of:=[.D8]+[.$B$3]/2" office:value-type="float" office:value="294.82125" calcext:value-type="float">
            <text:p>294,8</text:p>
          </table:table-cell>
          <table:table-cell table:style-name="ce56" table:formula="of:=[.E8]+[.$B$3]/2" office:value-type="float" office:value="459.92115" calcext:value-type="float">
            <text:p>459,9</text:p>
          </table:table-cell>
          <table:table-cell table:style-name="ce56" table:formula="of:=[.F8]+[.$B$3]/2" office:value-type="float" office:value="625.02105" calcext:value-type="float">
            <text:p>625,0</text:p>
          </table:table-cell>
          <table:table-cell table:style-name="ce56" table:formula="of:=[.G8]+[.$B$3]/2" office:value-type="float" office:value="790.12095" calcext:value-type="float">
            <text:p>790,1</text:p>
          </table:table-cell>
          <table:table-cell table:style-name="ce56" table:formula="of:=[.H8]+[.$B$3]/2" office:value-type="float" office:value="955.220849999999" calcext:value-type="float">
            <text:p>955,2</text:p>
          </table:table-cell>
          <table:table-cell table:style-name="ce56" table:formula="of:=[.I8]+[.$B$3]/2" office:value-type="float" office:value="1120.32075" calcext:value-type="float">
            <text:p>1120,3</text:p>
          </table:table-cell>
          <table:table-cell table:style-name="ce5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0" office:value-type="string" calcext:value-type="string">
            <text:p>-</text:p>
          </table:table-cell>
          <table:table-cell table:style-name="ce56" table:formula="of:=[.C9]+[.$B$3]/2" office:value-type="float" office:value="153.30705" calcext:value-type="float">
            <text:p>153,3</text:p>
          </table:table-cell>
          <table:table-cell table:style-name="ce56" table:formula="of:=[.D9]+[.$B$3]/2" office:value-type="float" office:value="318.40695" calcext:value-type="float">
            <text:p>318,4</text:p>
          </table:table-cell>
          <table:table-cell table:style-name="ce56" table:formula="of:=[.E9]+[.$B$3]/2" office:value-type="float" office:value="483.50685" calcext:value-type="float">
            <text:p>483,5</text:p>
          </table:table-cell>
          <table:table-cell table:style-name="ce56" table:formula="of:=[.F9]+[.$B$3]/2" office:value-type="float" office:value="648.60675" calcext:value-type="float">
            <text:p>648,6</text:p>
          </table:table-cell>
          <table:table-cell table:style-name="ce56" table:formula="of:=[.G9]+[.$B$3]/2" office:value-type="float" office:value="813.70665" calcext:value-type="float">
            <text:p>813,7</text:p>
          </table:table-cell>
          <table:table-cell table:style-name="ce56" table:formula="of:=[.H9]+[.$B$3]/2" office:value-type="float" office:value="978.806549999999" calcext:value-type="float">
            <text:p>978,8</text:p>
          </table:table-cell>
          <table:table-cell table:style-name="ce56" table:formula="of:=[.I9]+[.$B$3]/2" office:value-type="float" office:value="1143.90645" calcext:value-type="float">
            <text:p>1143,9</text:p>
          </table:table-cell>
          <table:table-cell table:style-name="ce5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1" table:formula="of:=[.B10]+[.$B$3]/2" office:value-type="float" office:value="11.79285" calcext:value-type="float">
            <text:p>11,79</text:p>
          </table:table-cell>
          <table:table-cell table:style-name="ce56" table:formula="of:=[.C10]+[.$B$3]/2" office:value-type="float" office:value="176.89275" calcext:value-type="float">
            <text:p>176,9</text:p>
          </table:table-cell>
          <table:table-cell table:style-name="ce56" table:formula="of:=[.D10]+[.$B$3]/2" office:value-type="float" office:value="341.99265" calcext:value-type="float">
            <text:p>342,0</text:p>
          </table:table-cell>
          <table:table-cell table:style-name="ce56" table:formula="of:=[.E10]+[.$B$3]/2" office:value-type="float" office:value="507.09255" calcext:value-type="float">
            <text:p>507,1</text:p>
          </table:table-cell>
          <table:table-cell table:style-name="ce56" table:formula="of:=[.F10]+[.$B$3]/2" office:value-type="float" office:value="672.19245" calcext:value-type="float">
            <text:p>672,2</text:p>
          </table:table-cell>
          <table:table-cell table:style-name="ce56" table:formula="of:=[.G10]+[.$B$3]/2" office:value-type="float" office:value="837.29235" calcext:value-type="float">
            <text:p>837,3</text:p>
          </table:table-cell>
          <table:table-cell table:style-name="ce56" table:formula="of:=[.H10]+[.$B$3]/2" office:value-type="float" office:value="1002.39225" calcext:value-type="float">
            <text:p>1002,4</text:p>
          </table:table-cell>
          <table:table-cell table:style-name="ce56" table:formula="of:=[.I10]+[.$B$3]/2" office:value-type="float" office:value="1167.49215" calcext:value-type="float">
            <text:p>1167,5</text:p>
          </table:table-cell>
          <table:table-cell table:style-name="ce5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1" table:formula="of:=[.B11]+[.$B$3]/2" office:value-type="float" office:value="35.37855" calcext:value-type="float">
            <text:p>35,38</text:p>
          </table:table-cell>
          <table:table-cell table:style-name="ce56" table:formula="of:=[.C11]+[.$B$3]/2" office:value-type="float" office:value="200.47845" calcext:value-type="float">
            <text:p>200,5</text:p>
          </table:table-cell>
          <table:table-cell table:style-name="ce56" table:formula="of:=[.D11]+[.$B$3]/2" office:value-type="float" office:value="365.57835" calcext:value-type="float">
            <text:p>365,6</text:p>
          </table:table-cell>
          <table:table-cell table:style-name="ce56" table:formula="of:=[.E11]+[.$B$3]/2" office:value-type="float" office:value="530.67825" calcext:value-type="float">
            <text:p>530,7</text:p>
          </table:table-cell>
          <table:table-cell table:style-name="ce56" table:formula="of:=[.F11]+[.$B$3]/2" office:value-type="float" office:value="695.77815" calcext:value-type="float">
            <text:p>695,8</text:p>
          </table:table-cell>
          <table:table-cell table:style-name="ce56" table:formula="of:=[.G11]+[.$B$3]/2" office:value-type="float" office:value="860.878049999999" calcext:value-type="float">
            <text:p>860,9</text:p>
          </table:table-cell>
          <table:table-cell table:style-name="ce56" table:formula="of:=[.H11]+[.$B$3]/2" office:value-type="float" office:value="1025.97795" calcext:value-type="float">
            <text:p>1026,0</text:p>
          </table:table-cell>
          <table:table-cell table:style-name="ce56" table:formula="of:=[.I11]+[.$B$3]/2" office:value-type="float" office:value="1191.07785" calcext:value-type="float">
            <text:p>1191,1</text:p>
          </table:table-cell>
          <table:table-cell table:style-name="ce59"/>
        </table:table-row>
        <table:table-row table:style-name="ro1">
          <table:table-cell table:number-columns-repeated="10"/>
        </table:table-row>
        <table:table-row table:style-name="ro6">
          <table:table-cell table:style-name="ce37" office:value-type="string" calcext:value-type="string">
            <text:p>Tastenabstand schwar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n linker kante erste Taste weiss bis mitte schwar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tenbreite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tennr/Oktave</text:p>
          </table:table-cell>
          <table:table-cell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-</text:p>
          </table:table-cell>
          <table:table-cell table:style-name="ce56" table:formula="of:=[.C36]+2*[.$B$3]" office:value-type="float" office:value="66.6714" calcext:value-type="float">
            <text:p>66,7</text:p>
          </table:table-cell>
          <table:table-cell table:style-name="ce56" table:formula="of:=[.C26]+7*[.$B$3]" office:value-type="float" office:value="231.7713" calcext:value-type="float">
            <text:p>231,8</text:p>
          </table:table-cell>
          <table:table-cell table:style-name="ce56" table:formula="of:=[.D26]+7*[.$B$3]" office:value-type="float" office:value="396.8712" calcext:value-type="float">
            <text:p>396,9</text:p>
          </table:table-cell>
          <table:table-cell table:style-name="ce56" table:formula="of:=[.E26]+7*[.$B$3]" office:value-type="float" office:value="561.9711" calcext:value-type="float">
            <text:p>562,0</text:p>
          </table:table-cell>
          <table:table-cell table:style-name="ce56" table:formula="of:=[.F26]+7*[.$B$3]" office:value-type="float" office:value="727.071" calcext:value-type="float">
            <text:p>727,1</text:p>
          </table:table-cell>
          <table:table-cell table:style-name="ce56" table:formula="of:=[.G26]+7*[.$B$3]" office:value-type="float" office:value="892.1709" calcext:value-type="float">
            <text:p>892,2</text:p>
          </table:table-cell>
          <table:table-cell table:style-name="ce56" table:formula="of:=[.H26]+7*[.$B$3]" office:value-type="float" office:value="1057.2708" calcext:value-type="float">
            <text:p>1057,3</text:p>
          </table:table-cell>
          <table:table-cell table:style-name="ce56" table:formula="of:=[.I26]+7*[.$B$3]" office:value-type="float" office:value="1222.3707" calcext:value-type="float">
            <text:p>1222,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-</text:p>
          </table:table-cell>
          <table:table-cell table:style-name="ce56" table:formula="of:=[.C37]+2*[.$B$3]" office:value-type="float" office:value="93.1714" calcext:value-type="float">
            <text:p>93,2</text:p>
          </table:table-cell>
          <table:table-cell table:style-name="ce56" table:formula="of:=[.C27]+7*[.$B$3]" office:value-type="float" office:value="258.2713" calcext:value-type="float">
            <text:p>258,3</text:p>
          </table:table-cell>
          <table:table-cell table:style-name="ce56" table:formula="of:=[.D27]+7*[.$B$3]" office:value-type="float" office:value="423.3712" calcext:value-type="float">
            <text:p>423,4</text:p>
          </table:table-cell>
          <table:table-cell table:style-name="ce56" table:formula="of:=[.E27]+7*[.$B$3]" office:value-type="float" office:value="588.4711" calcext:value-type="float">
            <text:p>588,5</text:p>
          </table:table-cell>
          <table:table-cell table:style-name="ce56" table:formula="of:=[.F27]+7*[.$B$3]" office:value-type="float" office:value="753.571" calcext:value-type="float">
            <text:p>753,6</text:p>
          </table:table-cell>
          <table:table-cell table:style-name="ce56" table:formula="of:=[.G27]+7*[.$B$3]" office:value-type="float" office:value="918.6709" calcext:value-type="float">
            <text:p>918,7</text:p>
          </table:table-cell>
          <table:table-cell table:style-name="ce56" table:formula="of:=[.H27]+7*[.$B$3]" office:value-type="float" office:value="1083.7708" calcext:value-type="float">
            <text:p>1083,8</text:p>
          </table:table-cell>
          <table:table-cell table:style-name="ce59"/>
        </table:table-row>
        <table:table-row table:style-name="ro1">
          <table:table-cell/>
          <table:table-cell table:style-name="ce50" office:value-type="string" calcext:value-type="string">
            <text:p>-</text:p>
          </table:table-cell>
          <table:table-cell table:style-name="ce57" table:number-columns-repeated="7"/>
          <table:table-cell table:style-name="ce5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0" office:value-type="string" calcext:value-type="string">
            <text:p>-</text:p>
          </table:table-cell>
          <table:table-cell table:style-name="ce56" table:formula="of:=[.C39]+2*[.$B$3]" office:value-type="float" office:value="134.6714" calcext:value-type="float">
            <text:p>134,7</text:p>
          </table:table-cell>
          <table:table-cell table:style-name="ce56" table:formula="of:=[.C29]+7*[.$B$3]" office:value-type="float" office:value="299.7713" calcext:value-type="float">
            <text:p>299,8</text:p>
          </table:table-cell>
          <table:table-cell table:style-name="ce56" table:formula="of:=[.D29]+7*[.$B$3]" office:value-type="float" office:value="464.8712" calcext:value-type="float">
            <text:p>464,9</text:p>
          </table:table-cell>
          <table:table-cell table:style-name="ce56" table:formula="of:=[.E29]+7*[.$B$3]" office:value-type="float" office:value="629.9711" calcext:value-type="float">
            <text:p>630,0</text:p>
          </table:table-cell>
          <table:table-cell table:style-name="ce56" table:formula="of:=[.F29]+7*[.$B$3]" office:value-type="float" office:value="795.071" calcext:value-type="float">
            <text:p>795,1</text:p>
          </table:table-cell>
          <table:table-cell table:style-name="ce56" table:formula="of:=[.G29]+7*[.$B$3]" office:value-type="float" office:value="960.1709" calcext:value-type="float">
            <text:p>960,2</text:p>
          </table:table-cell>
          <table:table-cell table:style-name="ce56" table:formula="of:=[.H29]+7*[.$B$3]" office:value-type="float" office:value="1125.2708" calcext:value-type="float">
            <text:p>1125,3</text:p>
          </table:table-cell>
          <table:table-cell table:style-name="ce5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0" office:value-type="string" calcext:value-type="string">
            <text:p>-</text:p>
          </table:table-cell>
          <table:table-cell table:style-name="ce56" table:formula="of:=[.C40]+2*[.$B$3]" office:value-type="float" office:value="161.6714" calcext:value-type="float">
            <text:p>161,7</text:p>
          </table:table-cell>
          <table:table-cell table:style-name="ce56" table:formula="of:=[.C30]+7*[.$B$3]" office:value-type="float" office:value="326.7713" calcext:value-type="float">
            <text:p>326,8</text:p>
          </table:table-cell>
          <table:table-cell table:style-name="ce56" table:formula="of:=[.D30]+7*[.$B$3]" office:value-type="float" office:value="491.8712" calcext:value-type="float">
            <text:p>491,9</text:p>
          </table:table-cell>
          <table:table-cell table:style-name="ce56" table:formula="of:=[.E30]+7*[.$B$3]" office:value-type="float" office:value="656.9711" calcext:value-type="float">
            <text:p>657,0</text:p>
          </table:table-cell>
          <table:table-cell table:style-name="ce56" table:formula="of:=[.F30]+7*[.$B$3]" office:value-type="float" office:value="822.071" calcext:value-type="float">
            <text:p>822,1</text:p>
          </table:table-cell>
          <table:table-cell table:style-name="ce56" table:formula="of:=[.G30]+7*[.$B$3]" office:value-type="float" office:value="987.1709" calcext:value-type="float">
            <text:p>987,2</text:p>
          </table:table-cell>
          <table:table-cell table:style-name="ce56" table:formula="of:=[.H30]+7*[.$B$3]" office:value-type="float" office:value="1152.2708" calcext:value-type="float">
            <text:p>1152,3</text:p>
          </table:table-cell>
          <table:table-cell table:style-name="ce5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table:formula="of:=[.B34]+[.B23]/2" office:value-type="float" office:value="27.5" calcext:value-type="float">
            <text:p>27,5</text:p>
          </table:table-cell>
          <table:table-cell table:style-name="ce56" table:formula="of:=[.C41]+2*[.$B$3]" office:value-type="float" office:value="187.6714" calcext:value-type="float">
            <text:p>187,7</text:p>
          </table:table-cell>
          <table:table-cell table:style-name="ce56" table:formula="of:=[.C31]+7*[.$B$3]" office:value-type="float" office:value="352.7713" calcext:value-type="float">
            <text:p>352,8</text:p>
          </table:table-cell>
          <table:table-cell table:style-name="ce56" table:formula="of:=[.D31]+7*[.$B$3]" office:value-type="float" office:value="517.8712" calcext:value-type="float">
            <text:p>517,9</text:p>
          </table:table-cell>
          <table:table-cell table:style-name="ce56" table:formula="of:=[.E31]+7*[.$B$3]" office:value-type="float" office:value="682.9711" calcext:value-type="float">
            <text:p>683,0</text:p>
          </table:table-cell>
          <table:table-cell table:style-name="ce56" table:formula="of:=[.F31]+7*[.$B$3]" office:value-type="float" office:value="848.071" calcext:value-type="float">
            <text:p>848,1</text:p>
          </table:table-cell>
          <table:table-cell table:style-name="ce56" table:formula="of:=[.G31]+7*[.$B$3]" office:value-type="float" office:value="1013.1709" calcext:value-type="float">
            <text:p>1013,2</text:p>
          </table:table-cell>
          <table:table-cell table:style-name="ce56" table:formula="of:=[.H31]+7*[.$B$3]" office:value-type="float" office:value="1178.2708" calcext:value-type="float">
            <text:p>1178,3</text:p>
          </table:table-cell>
          <table:table-cell table:style-name="ce5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bstand C/Cis</text:p>
          </table:table-cell>
          <table:table-cell table:style-name="ce49" office:value-type="float" office:value="14" calcext:value-type="float">
            <text:p>14</text:p>
          </table:table-cell>
          <table:table-cell/>
          <table:table-cell office:value-type="string" calcext:value-type="string">
            <text:p>Messwer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tand A/Bb</text:p>
          </table:table-cell>
          <table:table-cell table:style-name="ce49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aende C links</text:p>
          </table:table-cell>
          <table:table-cell table:style-name="ce49" office:value-type="string" calcext:value-type="string">
            <text:p>linke kante</text:p>
          </table:table-cell>
          <table:table-cell office:value-type="string" calcext:value-type="string">
            <text:p><text:s/>mitte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float" office:value="14" calcext:value-type="float">
            <text:p>14</text:p>
          </table:table-cell>
          <table:table-cell table:formula="of:=[.B36]+[.B$23]/2" office:value-type="float" office:value="19.5" calcext:value-type="float">
            <text:p>19,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9" office:value-type="float" office:value="40.5" calcext:value-type="float">
            <text:p>40,5</text:p>
          </table:table-cell>
          <table:table-cell table:formula="of:=[.B37]+[.B$23]/2" office:value-type="float" office:value="46" calcext:value-type="float">
            <text:p>46,0</text:p>
          </table:table-cell>
          <table:table-cell table:number-columns-repeated="7"/>
        </table:table-row>
        <table:table-row table:style-name="ro1">
          <table:table-cell/>
          <table:table-cell table:style-name="ce49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9" office:value-type="float" office:value="82" calcext:value-type="float">
            <text:p>82</text:p>
          </table:table-cell>
          <table:table-cell table:formula="of:=[.B39]+[.B$23]/2" office:value-type="float" office:value="87.5" calcext:value-type="float">
            <text:p>87,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9" office:value-type="float" office:value="109" calcext:value-type="float">
            <text:p>109</text:p>
          </table:table-cell>
          <table:table-cell table:formula="of:=[.B40]+[.B$23]/2" office:value-type="float" office:value="114.5" calcext:value-type="float">
            <text:p>114,5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9" office:value-type="float" office:value="135" calcext:value-type="float">
            <text:p>135</text:p>
          </table:table-cell>
          <table:table-cell table:formula="of:=[.B41]+[.B$23]/2" office:value-type="float" office:value="140.5" calcext:value-type="float">
            <text:p>140,5</text:p>
          </table:table-cell>
          <table:table-cell table:number-columns-repeated="7"/>
        </table:table-row>
        <table:table-row table:style-name="ro9" table:number-rows-repeated="31958">
          <table:table-cell table:number-columns-repeated="10"/>
        </table:table-row>
        <table:table-row table:style-name="ro9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 Unicode MS" svg:font-family="'Arial Unicode MS'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xi Serif" svg:font-family="'Luxi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de" fo:country="DE" style:font-name-asian="HG Mincho Light J" style:font-size-asian="10pt" style:language-asian="zxx" style:country-asian="none" style:font-name-complex="Arial Unicode M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03-12-04T00:38:07</meta:creation-date>
    <dc:date>2024-03-26T09:53:38.521432468</dc:date>
    <meta:print-date>2003-12-04T00:44:05</meta:print-date>
    <dc:language>de-DE</dc:language>
    <meta:editing-cycles>16</meta:editing-cycles>
    <meta:editing-duration>PT16H44M40S</meta:editing-duration>
    <meta:document-statistic meta:table-count="2" meta:cell-count="306" meta:object-count="0"/>
    <meta:user-defined meta:name="Info 1"/>
    <meta:user-defined meta:name="Info 2"/>
    <meta:user-defined meta:name="Info 3"/>
    <meta:user-defined meta:name="Info 4"/>
  </office:meta>
</office:document-meta>
</file>